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vertical-align="middle"/>
    </style:style>
    <style:style style:name="gr5" style:family="graphic" style:parent-style-name="objectwithoutfill">
      <style:graphic-properties draw:stroke="none" draw:fill="none" fo:min-height="0.421cm"/>
    </style:style>
    <style:style style:name="gr6" style:family="graphic" style:parent-style-name="objectwithoutfill">
      <style:graphic-properties draw:stroke="none" draw:fill="none" fo:min-height="0.714cm"/>
    </style:style>
    <style:style style:name="gr7" style:family="graphic" style:parent-style-name="objectwithoutfill">
      <style:graphic-properties draw:stroke="none" draw:fill="none" fo:min-height="0.358cm"/>
    </style:style>
    <style:style style:name="gr8" style:family="graphic" style:parent-style-name="objectwithoutfill">
      <style:graphic-properties draw:stroke="none" draw:fill="none" fo:min-height="0.704cm"/>
    </style:style>
    <style:style style:name="P1" style:family="paragraph">
      <style:paragraph-properties fo:text-align="start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3" draw:id="id3" draw:layer="layout" svg:width="4.953cm" svg:height="2.286cm" svg:x="13.319cm" svg:y="3.667cm">
            <text:p text:style-name="P1"><text:span text:style-name="T1">Evaluate </text:span><text:span text:style-name="T2">criticality</text:span></text:p>
            <text:list text:style-name="L1">
              <text:list-item>
                <text:p text:style-name="P1"><text:span text:style-name="T1">Cross references</text:span></text:p>
              </text:list-item>
              <text:list-item>
                <text:p text:style-name="P1"><text:span text:style-name="T1">SP 800-53 def</text:span></text:p>
              </text:list-item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xml:id="id5" draw:id="id5" draw:layer="layout" svg:width="4.953cm" svg:height="3.048cm" svg:x="19.796cm" svg:y="7.477cm">
            <text:p text:style-name="P2">ICS<text:line-break/>overlay<text:line-break/>applies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2" xml:id="id4" draw:id="id4" draw:layer="layout" svg:width="4.953cm" svg:height="3.048cm" svg:x="19.796cm" svg:y="3.286cm">
            <text:p text:style-name="P2">Security<text:line-break/>control is<text:line-break/>critical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3" xml:id="id6" draw:id="id6" draw:layer="layout" svg:width="4.953cm" svg:height="2.286cm" svg:x="13.319cm" svg:y="7.858cm">
            <text:p text:style-name="P3"><text:span text:style-name="T1">Apply ICS overlay</text:span><text:span text:style-name="T1"><text:line-break/></text:span><text:span text:style-name="T1">tailoring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3" xml:id="id7" draw:id="id7" draw:layer="layout" svg:width="4.953cm" svg:height="2.286cm" svg:x="7.985cm" svg:y="7.858cm">
            <text:p text:style-name="P3"><text:span text:style-name="T1">Apply additional</text:span><text:span text:style-name="T1"><text:line-break/></text:span><text:span text:style-name="T1">tailoring if needed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3" xml:id="id1" draw:id="id1" draw:layer="layout" svg:width="4.953cm" svg:height="2.286cm" svg:x="2.651cm" svg:y="3.667cm">
            <text:p text:style-name="P3"><text:span text:style-name="T1">Select Profile</text:span><text:span text:style-name="T1"><text:line-break/></text:span><text:span text:style-name="T1">subcategorie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3" xml:id="id2" draw:id="id2" draw:layer="layout" svg:width="4.953cm" svg:height="2.286cm" svg:x="7.985cm" svg:y="3.667cm">
            <text:p text:style-name="P3"><text:span text:style-name="T1">Select security</text:span><text:span text:style-name="T1"><text:line-break/></text:span><text:span text:style-name="T1">control from</text:span><text:span text:style-name="T1"><text:line-break/></text:span><text:span text:style-name="T1">informative ref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7.604cm" svg:y1="4.81cm" svg:x2="7.985cm" svg:y2="4.81cm" draw:start-shape="id1" draw:start-glue-point="7" draw:end-shape="id2" draw:end-glue-point="5" svg:d="M7604 4810h381">
            <text:p/>
          </draw:connector>
          <draw:connector draw:style-name="gr2" draw:text-style-name="P2" draw:layer="layout" draw:type="line" svg:x1="12.938cm" svg:y1="4.81cm" svg:x2="13.446cm" svg:y2="4.81cm" draw:start-shape="id2" draw:start-glue-point="7" svg:d="M12938 4810h508">
            <text:p/>
          </draw:connector>
          <draw:connector draw:style-name="gr2" draw:text-style-name="P2" draw:layer="layout" draw:type="line" svg:x1="18.272cm" svg:y1="4.81cm" svg:x2="19.796cm" svg:y2="4.81cm" draw:start-shape="id3" draw:end-shape="id4" svg:d="M18272 4810h1524">
            <text:p/>
          </draw:connector>
          <draw:connector draw:style-name="gr3" draw:text-style-name="P2" draw:layer="layout" draw:type="line" svg:x1="22.273cm" svg:y1="6.334cm" svg:x2="22.273cm" svg:y2="7.477cm" draw:start-shape="id4" draw:start-glue-point="6" draw:end-shape="id5" draw:end-glue-point="4" svg:d="M22273 6334v1143">
            <text:p/>
          </draw:connector>
          <draw:connector draw:style-name="gr3" draw:text-style-name="P2" draw:layer="layout" draw:type="line" svg:x1="19.796cm" svg:y1="9.001cm" svg:x2="18.272cm" svg:y2="9.001cm" draw:start-shape="id5" draw:start-glue-point="5" draw:end-shape="id6" svg:d="M19796 9001h-1524">
            <text:p/>
          </draw:connector>
          <draw:connector draw:style-name="gr2" draw:text-style-name="P2" draw:layer="layout" draw:type="line" svg:x1="13.319cm" svg:y1="9.001cm" svg:x2="12.938cm" svg:y2="9.001cm" draw:start-shape="id6" draw:start-glue-point="5" draw:end-shape="id7" svg:d="M13319 9001h-381">
            <text:p/>
          </draw:connector>
          <draw:connector draw:style-name="gr2" draw:text-style-name="P2" draw:layer="layout" draw:type="line" svg:x1="10.462cm" svg:y1="7.858cm" svg:x2="10.462cm" svg:y2="5.953cm" draw:start-shape="id7" draw:start-glue-point="4" draw:end-shape="id2" draw:end-glue-point="6" svg:d="M10462 7858v-1905">
            <text:p/>
          </draw:connector>
          <draw:connector draw:style-name="gr3" draw:text-style-name="P2" draw:layer="layout" draw:line-skew="-0.121cm" svg:x1="22.273cm" svg:y1="10.525cm" svg:x2="10.462cm" svg:y2="10.144cm" draw:start-shape="id5" draw:start-glue-point="6" draw:end-shape="id7" draw:end-glue-point="6" svg:d="M22273 10525v381h-11811v-762">
            <text:p/>
          </draw:connector>
          <draw:connector draw:style-name="gr3" draw:text-style-name="P2" draw:layer="layout" draw:line-skew="0.12cm" svg:x1="22.273cm" svg:y1="3.286cm" svg:x2="10.462cm" svg:y2="3.667cm" draw:start-shape="id4" draw:start-glue-point="4" draw:end-shape="id2" draw:end-glue-point="4" svg:d="M22273 3286v-381h-11811v762">
            <text:p/>
          </draw:connector>
          <draw:rect draw:style-name="gr4" draw:text-style-name="P2" draw:layer="layout" svg:width="22.479cm" svg:height="8.509cm" svg:x="2.397cm" svg:y="2.651cm">
            <text:p/>
          </draw:rect>
          <draw:frame draw:style-name="gr5" draw:text-style-name="P2" draw:layer="layout" svg:width="1.205cm" svg:height="0.963cm" svg:x="15.644cm" svg:y="1.889cm">
            <draw:text-box>
              <text:p text:style-name="P2">no</text:p>
            </draw:text-box>
          </draw:frame>
          <draw:frame draw:style-name="gr6" draw:text-style-name="P2" draw:layer="layout" svg:width="1.205cm" svg:height="0.964cm" svg:x="15.732cm" svg:y="10.958cm">
            <draw:text-box>
              <text:p text:style-name="P2">no</text:p>
            </draw:text-box>
          </draw:frame>
          <draw:frame draw:style-name="gr7" draw:text-style-name="P2" draw:layer="layout" svg:width="1.48cm" svg:height="0.963cm" svg:x="18.3cm" svg:y="7.985cm">
            <draw:text-box>
              <text:p text:style-name="P2">yes</text:p>
            </draw:text-box>
          </draw:frame>
          <draw:frame draw:style-name="gr8" draw:text-style-name="P2" draw:layer="layout" svg:width="1.48cm" svg:height="0.963cm" svg:x="20.729cm" svg:y="6.26cm">
            <draw:text-box>
              <text:p text:style-name="P2">yes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ua Lubell</meta:initial-creator>
    <meta:creation-date>2016-04-11T11:57:03.90</meta:creation-date>
    <dc:date>2016-05-10T10:09:27.96</dc:date>
    <dc:creator>Joshua Lubell</dc:creator>
    <meta:editing-duration>PT20H50M41S</meta:editing-duration>
    <meta:editing-cycles>16</meta:editing-cycles>
    <meta:generator>OpenOffice/4.1.2$Win32 OpenOffice.org_project/412m3$Build-9782</meta:generator>
    <meta:document-statistic meta:object-count="22"/>
  </office:meta>
</office:document-meta>
</file>